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26in" style:rel-column-width="10917*"/>
    </style:style>
    <style:style style:name="Table1.B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4in" style:rel-column-width="10930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1bf317" officeooo:paragraph-rsid="001bf317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1bf317" officeooo:paragraph-rsid="002fafdf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1bf317" officeooo:paragraph-rsid="0019eb27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20c61c" officeooo:paragraph-rsid="0020c61c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2dd4e6" officeooo:paragraph-rsid="002dd4e6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2fafdf" officeooo:paragraph-rsid="002fafdf" style:font-size-asian="12pt" style:font-weight-asian="bold" style:font-size-complex="12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DejaVu Sans Condensed1" fo:font-weight="bold" officeooo:paragraph-rsid="003ebddf" style:font-weight-asian="bold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DejaVu Sans Condensed1" fo:font-weight="bold" officeooo:rsid="0035db3e" officeooo:paragraph-rsid="003ebddf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DejaVu Sans Condensed" fo:font-size="12pt" fo:font-style="italic" fo:font-weight="normal" officeooo:rsid="0020c61c" officeooo:paragraph-rsid="0020c61c" style:font-size-asian="12pt" style:font-style-asian="italic" style:font-weight-asian="normal" style:font-name-complex="DejaVu Sans Condensed2" style:font-size-complex="12pt" style:font-style-complex="italic" style:font-weight-complex="normal"/>
    </style:style>
    <style:style style:name="P10" style:family="paragraph" style:parent-style-name="Standard">
      <style:paragraph-properties fo:margin-left="0.25in" fo:margin-right="0in" fo:text-align="start" style:justify-single-word="false" fo:text-indent="0in" style:auto-text-indent="false"/>
      <style:text-properties style:font-name="DejaVu Sans Condensed" fo:font-size="12pt" fo:font-weight="normal" officeooo:rsid="0020c61c" officeooo:paragraph-rsid="003af32b" style:font-size-asian="12pt" style:font-weight-asian="normal" style:font-name-complex="DejaVu Sans Condensed2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officeooo:paragraph-rsid="003ebddf"/>
    </style:style>
    <style:style style:name="P12" style:family="paragraph" style:parent-style-name="Standard" style:list-style-name="L1">
      <style:paragraph-properties fo:text-align="start" style:justify-single-word="false"/>
      <style:text-properties style:font-name="DejaVu Sans Condensed1" fo:font-size="12pt" fo:font-weight="normal" officeooo:rsid="002dd4e6" officeooo:paragraph-rsid="002dd4e6" style:font-size-asian="12pt" style:font-weight-asian="normal" style:font-size-complex="12pt" style:font-weight-complex="normal"/>
    </style:style>
    <style:style style:name="P13" style:family="paragraph" style:parent-style-name="Standard" style:list-style-name="L2">
      <style:paragraph-properties fo:text-align="start" style:justify-single-word="false"/>
      <style:text-properties style:font-name="DejaVu Sans Condensed1" fo:font-size="12pt" fo:font-weight="normal" officeooo:rsid="002dd4e6" officeooo:paragraph-rsid="002fafdf" style:font-size-asian="12pt" style:font-weight-asian="normal" style:font-size-complex="12pt" style:font-weight-complex="normal"/>
    </style:style>
    <style:style style:name="P14" style:family="paragraph" style:parent-style-name="Standard" style:list-style-name="L3">
      <style:paragraph-properties fo:text-align="start" style:justify-single-word="false"/>
      <style:text-properties style:font-name="DejaVu Sans Condensed1" fo:font-size="12pt" fo:font-weight="normal" officeooo:rsid="002a2a25" officeooo:paragraph-rsid="002a2a25" style:font-size-asian="12pt" style:font-weight-asian="normal" style:font-size-complex="12pt" style:font-weight-complex="normal"/>
    </style:style>
    <style:style style:name="P15" style:family="paragraph" style:parent-style-name="Standard" style:list-style-name="L3">
      <style:paragraph-properties fo:text-align="start" style:justify-single-word="false"/>
      <style:text-properties style:font-name="DejaVu Sans Condensed1" fo:font-size="12pt" fo:font-weight="normal" officeooo:rsid="002fafdf" officeooo:paragraph-rsid="002fafdf" style:font-size-asian="12pt" style:font-weight-asian="normal" style:font-size-complex="12pt" style:font-weight-complex="normal"/>
    </style:style>
    <style:style style:name="P16" style:family="paragraph" style:parent-style-name="Standard" style:list-style-name="L4">
      <style:paragraph-properties fo:text-align="start" style:justify-single-word="false"/>
      <style:text-properties style:font-name="DejaVu Sans Condensed1" fo:font-size="12pt" fo:font-weight="normal" officeooo:rsid="0020c61c" officeooo:paragraph-rsid="0020c61c" style:font-size-asian="12pt" style:font-weight-asian="normal" style:font-size-complex="12pt" style:font-weight-complex="normal"/>
    </style:style>
    <style:style style:name="P17" style:family="paragraph" style:parent-style-name="Standard" style:list-style-name="L1">
      <style:paragraph-properties fo:text-align="start" style:justify-single-word="false"/>
      <style:text-properties officeooo:paragraph-rsid="002dd4e6"/>
    </style:style>
    <style:style style:name="P18" style:family="paragraph" style:parent-style-name="Standard" style:list-style-name="L2">
      <style:paragraph-properties fo:text-align="start" style:justify-single-word="false"/>
      <style:text-properties officeooo:paragraph-rsid="002fafdf"/>
    </style:style>
    <style:style style:name="P19" style:family="paragraph" style:parent-style-name="Standard" style:list-style-name="L5">
      <style:paragraph-properties fo:text-align="start" style:justify-single-word="false"/>
      <style:text-properties style:font-name="DejaVu Sans Condensed" fo:font-weight="normal" officeooo:rsid="0040795f" officeooo:paragraph-rsid="0040795f" style:font-weight-asian="normal" style:font-name-complex="DejaVu Sans Condensed2" style:font-weight-complex="normal"/>
    </style:style>
    <style:style style:name="P20" style:family="paragraph" style:parent-style-name="Standard" style:list-style-name="L5">
      <style:paragraph-properties fo:text-align="start" style:justify-single-word="false"/>
      <style:text-properties style:font-name="DejaVu Sans Condensed" fo:font-weight="normal" style:font-weight-asian="normal" style:font-name-complex="DejaVu Sans Condensed2" style:font-weight-complex="normal"/>
    </style:style>
    <style:style style:name="P21" style:family="paragraph" style:parent-style-name="Standard" style:list-style-name="L5">
      <style:paragraph-properties fo:text-align="start" style:justify-single-word="false"/>
      <style:text-properties style:font-name="DejaVu Sans Condensed" fo:font-weight="normal" officeooo:paragraph-rsid="003af32b" style:font-weight-asian="normal" style:font-name-complex="DejaVu Sans Condensed2" style:font-weight-complex="normal"/>
    </style:style>
    <style:style style:name="P22" style:family="paragraph" style:parent-style-name="Standard" style:list-style-name="L5">
      <style:paragraph-properties fo:text-align="start" style:justify-single-word="false"/>
      <style:text-properties style:font-name="DejaVu Sans Condensed" fo:font-size="12pt" fo:font-weight="normal" officeooo:rsid="0020c61c" officeooo:paragraph-rsid="003af32b" style:font-size-asian="12pt" style:font-weight-asian="normal" style:font-name-complex="DejaVu Sans Condensed2" style:font-size-complex="12pt" style:font-weight-complex="normal"/>
    </style:style>
    <style:style style:name="T1" style:family="text">
      <style:text-properties style:font-name="DejaVu Sans Condensed1" fo:font-size="12pt" fo:font-weight="normal" officeooo:rsid="002dd4e6" style:font-size-asian="12pt" style:font-weight-asian="normal" style:font-size-complex="12pt" style:font-weight-complex="normal"/>
    </style:style>
    <style:style style:name="T2" style:family="text">
      <style:text-properties style:font-name="DejaVu Sans Condensed1" fo:font-size="12pt" fo:font-weight="normal" officeooo:rsid="002fafdf" style:font-size-asian="12pt" style:font-weight-asian="normal" style:font-size-complex="12pt" style:font-weight-complex="normal"/>
    </style:style>
    <style:style style:name="T3" style:family="text">
      <style:text-properties style:font-name="DejaVu Sans Condensed1" fo:font-size="12pt" fo:font-weight="normal" officeooo:rsid="00305982" style:font-size-asian="12pt" style:font-weight-asian="normal" style:font-size-complex="12pt" style:font-weight-complex="normal"/>
    </style:style>
    <style:style style:name="T4" style:family="text">
      <style:text-properties style:font-name="DejaVu Sans Condensed1" fo:font-size="12pt" fo:font-weight="bold" officeooo:rsid="001bf317" style:font-size-asian="12pt" style:font-weight-asian="bold" style:font-size-complex="12pt" style:font-weight-complex="bold"/>
    </style:style>
    <style:style style:name="T5" style:family="text">
      <style:text-properties style:font-name="DejaVu Sans Condensed1" fo:font-size="12pt" fo:font-weight="bold" officeooo:rsid="0019eb27" style:font-size-asian="12pt" style:font-weight-asian="bold" style:font-size-complex="12pt" style:font-weight-complex="bold"/>
    </style:style>
    <style:style style:name="T6" style:family="text">
      <style:text-properties style:font-name="DejaVu Sans Condensed1" fo:font-size="12pt" fo:font-weight="bold" officeooo:rsid="002326e6" style:font-size-asian="12pt" style:font-weight-asian="bold" style:font-size-complex="12pt" style:font-weight-complex="bold"/>
    </style:style>
    <style:style style:name="T7" style:family="text">
      <style:text-properties style:font-name="DejaVu Sans Condensed1" fo:font-size="12pt" fo:font-weight="bold" officeooo:rsid="002dd4e6" style:font-size-asian="12pt" style:font-weight-asian="bold" style:font-size-complex="12pt" style:font-weight-complex="bold"/>
    </style:style>
    <style:style style:name="T8" style:family="text">
      <style:text-properties style:font-name="DejaVu Sans Condensed1" fo:font-size="12pt" fo:font-weight="bold" officeooo:rsid="002fafdf" style:font-size-asian="12pt" style:font-weight-asian="bold" style:font-size-complex="12pt" style:font-weight-complex="bold"/>
    </style:style>
    <style:style style:name="T9" style:family="text">
      <style:text-properties style:font-name="DejaVu Sans Condensed1" fo:font-size="12pt" fo:font-weight="bold" officeooo:rsid="003680d3" style:font-size-asian="12pt" style:font-weight-asian="bold" style:font-size-complex="12pt" style:font-weight-complex="bold"/>
    </style:style>
    <style:style style:name="T10" style:family="text">
      <style:text-properties style:font-name="DejaVu Sans Condensed1" fo:font-size="12pt" fo:font-weight="bold" officeooo:rsid="0038501b" style:font-size-asian="12pt" style:font-weight-asian="bold" style:font-size-complex="12pt" style:font-weight-complex="bold"/>
    </style:style>
    <style:style style:name="T11" style:family="text">
      <style:text-properties style:font-name="DejaVu Sans Condensed1" fo:font-size="12pt" fo:font-weight="bold" officeooo:rsid="003cdc33" style:font-size-asian="12pt" style:font-weight-asian="bold" style:font-size-complex="12pt" style:font-weight-complex="bold"/>
    </style:style>
    <style:style style:name="T12" style:family="text">
      <style:text-properties style:font-name="DejaVu Sans Condensed1" fo:font-size="12pt" fo:font-weight="bold" officeooo:rsid="0042e19b" style:font-size-asian="12pt" style:font-weight-asian="bold" style:font-size-complex="12pt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2bec73" style:font-weight-asian="bold" style:font-weight-complex="bold"/>
    </style:style>
    <style:style style:name="T15" style:family="text">
      <style:text-properties officeooo:rsid="002a2a25"/>
    </style:style>
    <style:style style:name="T16" style:family="text">
      <style:text-properties officeooo:rsid="002bec73"/>
    </style:style>
    <style:style style:name="T17" style:family="text">
      <style:text-properties officeooo:rsid="0035db3e"/>
    </style:style>
    <style:style style:name="T18" style:family="text">
      <style:text-properties officeooo:rsid="0040795f"/>
    </style:style>
    <style:style style:name="T19" style:family="text">
      <style:text-properties officeooo:rsid="00411d4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 table:number-columns-repeated="4"/>
        <table:table-column table:style-name="Table1.F"/>
        <table:table-row>
          <table:table-cell table:style-name="Table1.A1" office:value-type="string">
            <text:p text:style-name="P7">1<text:span text:style-name="T17">xx</text:span> - Controls</text:p>
          </table:table-cell>
          <table:table-cell table:style-name="Table1.B1" office:value-type="string">
            <text:p text:style-name="P8">2xx - Ground</text:p>
          </table:table-cell>
          <table:table-cell table:style-name="Table1.C1" office:value-type="string">
            <text:p text:style-name="P8">3xx - Flight</text:p>
          </table:table-cell>
          <table:table-cell table:style-name="Table1.D1" office:value-type="string">
            <text:p text:style-name="P8">4xx - A2A</text:p>
          </table:table-cell>
          <table:table-cell table:style-name="Table1.E1" office:value-type="string">
            <text:p text:style-name="P8">5xx - A2G</text:p>
          </table:table-cell>
          <table:table-cell table:style-name="Table1.F1" office:value-type="string">
            <text:p text:style-name="P8">6xx - Misc</text:p>
          </table:table-cell>
        </table:table-row>
      </table:table>
      <text:p text:style-name="P11"><text:span text:style-name="T9">5</text:span><text:span text:style-name="T11">0</text:span><text:span text:style-name="T12">2</text:span><text:span text:style-name="T6"> - </text:span><text:span text:style-name="T4">A/G </text:span><text:span text:style-name="T5">- </text:span><text:span text:style-name="T10">Unguided bombs</text:span></text:p>
      <text:p text:style-name="P3"/>
      <text:p text:style-name="P1"><text:span text:style-name="T13">Master Arm</text:span> ... <text:span text:style-name="T13">ON</text:span></text:p>
      <text:p text:style-name="P1"><text:span text:style-name="T13">Master Mode</text:span> ... <text:span text:style-name="T13">A/G</text:span></text:p>
      <text:p text:style-name="P1"/>
      <text:p text:style-name="P5">Gun/Strafing</text:p>
      <text:list text:style-name="L1">
        <text:list-item>
          <text:p text:style-name="P12">Select <text:span text:style-name="T13">GUN</text:span> and <text:span text:style-name="T13">STRF</text:span> on <text:span text:style-name="T13">SMS</text:span> page.</text:p>
        </text:list-item>
        <text:list-item>
          <text:p text:style-name="P17"><text:span text:style-name="T1">If using CCIP/CCRP weapons, pressing </text:span><text:span text:style-name="T7">Flip-down Trigger</text:span><text:span text:style-name="T1"> will cycle </text:span><text:span text:style-name="T7">CCIP/CCRP/STRF</text:span><text:span text:style-name="T1">.</text:span></text:p>
        </text:list-item>
        <text:list-item>
          <text:p text:style-name="P12">Radar should be on (or in standby) for ranging, or TPOD laser can be used (LASER ARM switch ON).</text:p>
        </text:list-item>
        <text:list-item>
          <text:p text:style-name="P12">Pipper on HUD shows range. <text:s/>12000 ft at the top, <text:span text:style-name="T13">6000 ft (in range)</text:span> at the bottom.</text:p>
        </text:list-item>
        <text:list-item>
          <text:p text:style-name="P12">Press <text:span text:style-name="T13">Trigger</text:span> to fire.</text:p>
        </text:list-item>
      </text:list>
      <text:p text:style-name="P1"/>
      <text:p text:style-name="P6">Rockets</text:p>
      <text:list text:style-name="L2">
        <text:list-item>
          <text:p text:style-name="P18"><text:span text:style-name="T1">Select </text:span><text:span text:style-name="T2">rockets (nnM151, </text:span><text:span text:style-name="T3">where nn is number of rockets remaining</text:span><text:span text:style-name="T2">) </text:span><text:span text:style-name="T1">on </text:span><text:span text:style-name="T7">SMS</text:span><text:span text:style-name="T1"> page.</text:span></text:p>
        </text:list-item>
        <text:list-item>
          <text:p text:style-name="P13">Radar should be on (or in standby) for ranging, or TPOD laser can be used (LASER ARM switch ON).</text:p>
        </text:list-item>
        <text:list-item>
          <text:p text:style-name="P18"><text:span text:style-name="T1">Pipper on HUD </text:span><text:span text:style-name="T2">will have a short horizontal bar above it when in range, </text:span><text:span text:style-name="T8">8000 ft</text:span><text:span text:style-name="T2"> slant</text:span><text:span text:style-name="T1">.</text:span></text:p>
        </text:list-item>
        <text:list-item>
          <text:p text:style-name="P18"><text:span text:style-name="T1">Press </text:span><text:span text:style-name="T8">Red Button</text:span><text:span text:style-name="T1"> to fire.</text:span></text:p>
        </text:list-item>
      </text:list>
      <text:p text:style-name="P2"/>
      <text:p text:style-name="P4">CCIP/<text:span text:style-name="T15">CCRP</text:span> bombing</text:p>
      <text:list text:style-name="L3">
        <text:list-item>
          <text:p text:style-name="P14">Select bombs in <text:span text:style-name="T13">SMS</text:span> page.</text:p>
        </text:list-item>
        <text:list-item>
          <text:p text:style-name="P14">Set <text:span text:style-name="T13">SGL/PAIR</text:span>, <text:span text:style-name="T14">interval</text:span><text:span text:style-name="T16">, </text:span>and <text:span text:style-name="T13">RPL</text:span> settings with OSBs.</text:p>
        </text:list-item>
        <text:list-item>
          <text:p text:style-name="P14">Press <text:span text:style-name="T13">Flip-down Trigger</text:span> to cycle <text:span text:style-name="T13">CCIP/CCRP/STRF</text:span> modes, or press the OSB at the top of the SMS page.</text:p>
        </text:list-item>
        <text:list-item>
          <text:p text:style-name="P15">Press <text:span text:style-name="T13">Red Button</text:span> to drop.</text:p>
        </text:list-item>
      </text:list>
      <text:list text:style-name="L4">
        <text:list-item>
          <text:p text:style-name="P16">If CCIP fall line has small horizontal bar on it ("reflected cue"), put CCIP dot on target and hold pickle to enter CCRP mode until bombs drop.</text:p>
        </text:list-item>
        <text:list-item>
          <text:p text:style-name="P16">With CBU 87 and CBU 97, NSTL fuze makes it burst at height shown on SMS page, NOSE fuze makes it burst immediately.</text:p>
        </text:list-item>
      </text:list>
      <text:p text:style-name="P9"><text:span text:style-name="T18">T</text:span>oss bombing</text:p>
      <text:list text:style-name="L5">
        <text:list-item>
          <text:p text:style-name="P19">Set desired release angle on SMS &gt; CNTL page &gt; REL ANG (bottom right). <text:s/>Default is 45 deg.</text:p>
        </text:list-item>
        <text:list-item>
          <text:p text:style-name="P19">Range diagram on right side of HUD shows toss envelope (staple), caret shows your current range to target.</text:p>
        </text:list-item>
        <text:list-item>
          <text:p text:style-name="P19">At 10 seconds from max toss range (top of staple), two cues appear on azimuth steering line:</text:p>
          <text:list>
            <text:list-item>
              <text:p text:style-name="P19">Narrow thick bar coming down from the top is the range cue. <text:s/>When it reaches the velocity vector, you will begin the pull-up.</text:p>
            </text:list-item>
            <text:list-item>
              <text:p text:style-name="P19">Wide thin bar coming up from the bottom is the pull-up cue; when you begin the pull-up, you'll pull to keep the velocity vector on that line as it continues up to the release angle.</text:p>
            </text:list-item>
          </text:list>
        </text:list-item>
        <text:list-item>
          <text:p text:style-name="P19">At 2 seconds from max toss range (top of staple), the Max Toss Anticipation Cue appears: a large circle on the HUD.</text:p>
        </text:list-item>
        <text:list-item>
          <text:p text:style-name="P19">At the max toss range, the two cues intersect at the velocity vector, the large circle begins flashing for 2 seconds, the short think bar resets to the top of the azimuth steering line, and the wide thin bar zooms upwards. <text:s/>Pull to follow the wide thin bar<text:span text:style-name="T19">, approx 4 G.</text:span></text:p>
        </text:list-item>
        <text:list-item>
          <text:p text:style-name="P19">When caret reaches top of staple, </text:p>
        </text:list-item>
        <text:list-item>
          <text:p text:style-name="P20">Begin pullup about 15-20 seconds away from target. <text:s/>Pull up sharply to about 20-25 deg nose up.</text:p>
        </text:list-item>
        <text:list-item>
          <text:p text:style-name="P21">As soon as you see the release cue line start moving down the bomb fall line, stop pulling and stabilize in a steady climb, holding pickle until release.</text:p>
        </text:list-item>
        <text:list-item>
          <text:p text:style-name="P22">Pull up will start about 3.75 nmi from the target, release at about 2.5-3 nmi and 1500 ft AGL, and with a hard pull away gives closest approach about 2-2.25 nmi.</text:p>
        </text:list-item>
      </text:list>
      <text:p text:style-name="P1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1" fo:font-family="'DejaVu Sans Condensed'" style:font-family-generic="swiss" style:font-pitch="variable"/>
    </style:style>
    <style:style style:name="ListLabel_20_1" style:display-name="ListLabel 1" style:family="text">
      <style:text-properties style:font-name="DejaVu Sans Condensed" fo:font-family="'DejaVu Sans Condensed'" style:font-family-generic="roman" style:font-pitch="variable" fo:font-weight="normal" style:font-name-complex="DejaVu Sans Condensed2" style:font-family-complex="'DejaVu Sans Condensed'" style:font-family-generic-complex="system" style:font-pitch-complex="variable"/>
    </style:style>
    <style:style style:name="ListLabel_20_2" style:display-name="ListLabel 2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3" style:display-name="ListLabel 3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4" style:display-name="ListLabel 4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5" style:display-name="ListLabel 5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6" style:display-name="ListLabel 6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7" style:display-name="ListLabel 7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8" style:display-name="ListLabel 8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9" style:display-name="ListLabel 9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3" loext:num-list-format="%2%.%3%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4" loext:num-list-format="%3%.%4%" style:num-format="1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5" loext:num-list-format="%4%.%5%" style:num-format="1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6" loext:num-list-format="%5%.%6%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7" loext:num-list-format="%6%.%7%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8" loext:num-list-format="%7%.%8%" style:num-format="1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9" loext:num-list-format="%8%.%9%" style:num-format="1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5H47M23S</meta:editing-duration>
    <meta:editing-cycles>47</meta:editing-cycles>
    <meta:generator>LibreOffice/7.4.5.1$Windows_X86_64 LibreOffice_project/9c0871452b3918c1019dde9bfac75448afc4b57f</meta:generator>
    <dc:date>2023-03-01T19:51:06.905000000</dc:date>
    <meta:document-statistic meta:table-count="1" meta:image-count="0" meta:object-count="0" meta:page-count="1" meta:paragraph-count="39" meta:word-count="527" meta:character-count="2701" meta:non-whitespace-character-count="2233"/>
  </office:meta>
</office:document-meta>
</file>